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text-indent="0.5in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justify" fo:text-indent="0.5in"/>
    </style:style>
    <style:style style:name="P10" style:parent-style-name="Standard" style:family="paragraph">
      <style:paragraph-properties fo:text-align="justify" fo:text-indent="0.5in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justify" fo:text-indent="0.5in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P35" style:parent-style-name="Standard" style:family="paragraph">
      <style:paragraph-properties fo:text-align="justify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FootnoteReference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FootnoteReference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NTP 202</text:span><text:span text:style-name="T3">3</text:span><text:span text:style-name="T4">/202</text:span><text:span text:style-name="T5">4</text:span><text:span text:style-name="T6">.</text:span></text:p>
      <text:p text:style-name="P7"/>
      <text:p text:style-name="P8">Vežba 1</text:p>
      <text:p text:style-name="P9"/>
      <text:p text:style-name="P10">U prvom terminu vežbi koje se tiču naprednih koncepata programskog jezika<text:s/><text:span text:style-name="T11">Python</text:span>, studenti bi trebalo da se upoznaju sa sledećim tematskim celinama samostalno proučavajući dolenavedene materijale:</text:p>
      <text:list text:style-name="LFO1" text:continue-numbering="true">
        <text:list-item>
          <text:p text:style-name="P12"><text:a xlink:href="https://www.igordejanovic.net/courses/ntp-siit/napredni-python/" office:target-frame-name="_top" xlink:show="replace">Profesorova prezentacija</text:a><text:s/>(slajdovi 1-53)</text:p>
        </text:list-item>
        <text:list-item>
          <text:p text:style-name="P13">Programski kodovi koji dodatno objašnjavaju sledeće koncepata programskog jezika Python</text:p>
          <text:list text:continue-numbering="true">
            <text:list-item>
              <text:p text:style-name="P14">Specijalne metode</text:p>
              <text:list text:continue-numbering="true">
                <text:list-item>
                  <text:p text:style-name="P15"><text:a xlink:href="https://github.com/vladaindjic/ntp-2020/blob/master/napredni-python/code/specijalne_metode.py" office:target-frame-name="_top" xlink:show="replace">modul<text:s/>examples/specijalne_metode.py</text:a></text:p>
                </text:list-item>
              </text:list>
            </text:list-item>
            <text:list-item>
              <text:p text:style-name="P16">Properties</text:p>
              <text:list text:continue-numbering="true">
                <text:list-item>
                  <text:p text:style-name="P17"><text:a xlink:href="https://github.com/vladaindjic/ntp-2020/blob/master/napredni-python/code/properties.py" office:target-frame-name="_top" xlink:show="replace">modul<text:s/></text:a>examples/properties.py</text:p>
                </text:list-item>
              </text:list>
            </text:list-item>
            <text:list-item>
              <text:p text:style-name="P18">Deskriptori</text:p>
              <text:list text:continue-numbering="true">
                <text:list-item>
                  <text:p text:style-name="P19"><text:a xlink:href="https://github.com/vladaindjic/ntp-2020/blob/master/napredni-python/code/deskriptori.py" office:target-frame-name="_top" xlink:show="replace">modul<text:s/>examples/</text:a>deskriptori<text:a xlink:href="https://github.com/vladaindjic/ntp-2020/blob/master/napredni-python/code/deskriptori.py" office:target-frame-name="_top" xlink:show="replace">.py</text:a></text:p>
                </text:list-item>
              </text:list>
            </text:list-item>
            <text:list-item>
              <text:p text:style-name="P20">Dekoratori</text:p>
              <text:list text:continue-numbering="true">
                <text:list-item>
                  <text:p text:style-name="P21"><text:a xlink:href="https://github.com/vladaindjic/ntp-2020/blob/master/napredni-python/code/dekoratori.py" office:target-frame-name="_top" xlink:show="replace">modul<text:s/></text:a>examples/dekoratori<text:a xlink:href="https://github.com/vladaindjic/ntp-2020/blob/master/napredni-python/code/dekoratori.py" office:target-frame-name="_top" xlink:show="replace">.py</text:a></text:p>
                </text:list-item>
              </text:list>
            </text:list-item>
            <text:list-item>
              <text:p text:style-name="P22">functools</text:p>
              <text:list text:continue-numbering="true">
                <text:list-item>
                  <text:p text:style-name="P23"><text:a xlink:href="https://github.com/vladaindjic/ntp-2020/blob/master/napredni-python/code/funkcije_viseg_reda.py" office:target-frame-name="_top" xlink:show="replace">modul<text:s/></text:a>examples/funkcije_viseg_reda<text:a xlink:href="https://github.com/vladaindjic/ntp-2020/blob/master/napredni-python/code/funkcije_viseg_reda.py" office:target-frame-name="_top" xlink:show="replace">.py</text:a></text:p>
                </text:list-item>
              </text:list>
            </text:list-item>
            <text:list-item>
              <text:p text:style-name="P24">itertools</text:p>
              <text:list text:continue-numbering="true">
                <text:list-item>
                  <text:p text:style-name="P25"><text:a xlink:href="https://github.com/vladaindjic/ntp-2020/blob/master/napredni-python/code/funkcije_za_iteraciju.py" office:target-frame-name="_top" xlink:show="replace">modul<text:s/></text:a>examples/funkcije_za_iteraciju<text:a xlink:href="https://github.com/vladaindjic/ntp-2020/blob/master/napredni-python/code/funkcije_za_iteraciju.py" office:target-frame-name="_top" xlink:show="replace">.py</text:a></text:p>
                </text:list-item>
              </text:list>
            </text:list-item>
          </text:list>
        </text:list-item>
      </text:list>
      <text:p text:style-name="P26"/>
      <text:p text:style-name="P27"/>
      <text:p text:style-name="P28">Zadaci za samostalni rad</text:p>
      <text:p text:style-name="P29"/>
      <text:p text:style-name="P30">Nakon prolaska kroz gorenavedene materijale, ali i uz dodatno samostalno istraživanje, potrebno je uraditi sledeće zadatke (teorijske i praktične):</text:p>
      <text:list text:style-name="LFO2" text:continue-numbering="true">
        <text:list-item>
          <text:p text:style-name="P31">Šta je to<text:s/><text:span text:style-name="T32">script</text:span><text:s/>jezik? Navesti nekoliko primera.</text:p>
        </text:list-item>
        <text:list-item>
          <text:p text:style-name="P33">Kada je nastao<text:s/><text:span text:style-name="T34">Python</text:span><text:s/>programski jezik? Ko je njegov tvorac?</text:p>
        </text:list-item>
        <text:list-item>
          <text:p text:style-name="P35">Da li je<text:s/><text:span text:style-name="T36">Python</text:span><text:s/>statički ili dinamički tipiziran programski jezik?</text:p>
        </text:list-item>
        <text:list-item>
          <text:p text:style-name="P37">Da li<text:s/><text:span text:style-name="T38">Python</text:span><text:s/>ima tipove podataka?</text:p>
        </text:list-item>
        <text:list-item>
          <text:p text:style-name="P39">Navesti nekoliko najznačajnijih Python “implementacija”.</text:p>
        </text:list-item>
        <text:list-item>
          <text:p text:style-name="P40">Ukratko objasniti pojam Just-In-Time kompajliranja?</text:p>
        </text:list-item>
        <text:list-item>
          <text:p text:style-name="P41">Koja je referentna implementacija<text:s/><text:span text:style-name="T42">Python</text:span><text:s/>programskog jezik?</text:p>
        </text:list-item>
        <text:list-item>
          <text:p text:style-name="P43">Da li je<text:s/><text:span text:style-name="T44">Python</text:span><text:s/>(<text:span text:style-name="T45">CPython</text:span>) interpretiran ili kompajliran programski jezik? Objasniti.</text:p>
        </text:list-item>
        <text:list-item>
          <text:p text:style-name="P46">Šta je programska paradigma?</text:p>
        </text:list-item>
        <text:list-item>
          <text:p text:style-name="P47">Šta znači da je<text:s/><text:span text:style-name="T48">Python</text:span><text:s/>multi-paradigmatski programski jezik?</text:p>
        </text:list-item>
        <text:list-item>
          <text:p text:style-name="P49">Koje sve paradigme<text:s/><text:span text:style-name="T50">Python</text:span><text:s/>podržava?</text:p>
        </text:list-item>
        <text:list-item>
          <text:p text:style-name="P51">Šta su i čemu služe magične metode? Navesti nekoliko primera.</text:p>
        </text:list-item>
        <text:list-item>
          <text:p text:style-name="P52">Šta je iterator protokol (u kontekstu programskog jezika<text:s/><text:span text:style-name="T53">Python</text:span>)? Navesti primer.</text:p>
        </text:list-item>
        <text:list-item>
          <text:p text:style-name="P54">Koja je razlika između iteratora i generatora? Kada se koristi jedan, a kada drugi?</text:p>
        </text:list-item>
        <text:list-item>
          <text:p text:style-name="P55">Koja je razlika između __<text:span text:style-name="T56">getattribute</text:span>__ i __<text:span text:style-name="T57">getattr</text:span>__?</text:p>
        </text:list-item>
        <text:list-item>
          <text:p text:style-name="P58">Implementirati klasu<text:s/><text:span text:style-name="T59">PrirodniBrojevi</text:span><text:s/>čiji je zadatak da omogući iteraciju kroz skup prirodnih brojeva. Implementirati ekvivalentni generator.</text:p>
        </text:list-item>
        <text:list-item>
          <text:p text:style-name="P60">Šta predstavlja<text:s/><text:span text:style-name="T61">__dict__</text:span>?</text:p>
        </text:list-item>
        <text:list-item>
          <text:p text:style-name="P62">Da li u programskom jeziku<text:s/><text:span text:style-name="T63">Python</text:span><text:s/>postoje modifikatori pristupa (engl.<text:s/><text:span text:style-name="T64">access modifiers</text:span>)?</text:p>
        </text:list-item>
        <text:list-item>
          <text:p text:style-name="P65">Koje su dve prednosti deskriptora u odnosu na<text:s/><text:span text:style-name="T66">properties</text:span>? Navesti primer.</text:p>
        </text:list-item>
        <text:list-item>
          <text:p text:style-name="P67">Da li su funkcije objekti u programskom jeziku<text:s/><text:span text:style-name="T68">Python</text:span>?</text:p>
        </text:list-item>
        <text:list-item>
          <text:p text:style-name="P69">Da li su funkcije<text:s/><text:span text:style-name="T70">first-class</text:span><text:s/>objekti u programskom jeziku<text:s/><text:span text:style-name="T71">Python</text:span>? Objasniti.</text:p>
        </text:list-item>
        <text:list-item>
          <text:p text:style-name="P72">Šta su to unutrašnje (ugnježdene) funkcije?</text:p>
        </text:list-item>
        <text:list-item>
          <text:p text:style-name="P73">Šta je leksičko zatvorenje?</text:p>
        </text:list-item>
        <text:list-item>
          <text:p text:style-name="P74">Šta su dekoratori? Navesti nekoliko primera.</text:p>
        </text:list-item>
        <text:list-item>
          <text:p text:style-name="P75">Da li dekoratori mogu da imaju parametre? Ukoliko mogu, navesti primer.</text:p>
        </text:list-item>
        <text:list-item>
          <text:p text:style-name="P76">Šta su to<text:s/><text:span text:style-name="T77">lamda</text:span><text:s/>funkcije, a šta predikatske funkcije?</text:p>
        </text:list-item>
        <text:list-item>
          <text:p text:style-name="P78">Koja dva modula u<text:s/><text:span text:style-name="T79">Python</text:span><text:s/>programskom jeziku omogućavaju paradigmu funkcionalnog programiranja?</text:p>
        </text:list-item>
        <text:list-item>
          <text:p text:style-name="P80">Šta je to<text:s/><text:span text:style-name="T81">lamda calculus</text:span>? Ko je njegov tvorac?</text:p>
        </text:list-item>
        <text:list-item>
          <text:p text:style-name="P82">Koji je zadatak<text:s/><text:span text:style-name="T83">@total_ordering</text:span><text:s/>dekoratora? Navesti primer.</text:p>
        </text:list-item>
        <text:list-item>
          <text:p text:style-name="P84">Čemu služi<text:s/><text:span text:style-name="T85">@wraps dekorator</text:span>? Navesti primer.</text:p>
        </text:list-item>
        <text:list-item>
          <text:p text:style-name="P86">U jednom iskazu potrebno je odrediti zbir kvadrata prvih 100 prirodnih brojeva. Napomena: Nije dozvoljena upotreba funkcije<text:s/><text:span text:style-name="T87">sum</text:span>.</text:p>
        </text:list-item>
        <text:list-item>
          <text:p text:style-name="P88">U jednom iskazu potrebno je odrediti zbir prvih 100 parnih prirodnih brojeva. Napomena: Nije dozvoljena upotreba funkcije<text:s/><text:span text:style-name="T89">sum</text:span>.</text:p>
        </text:list-item>
        <text:list-item>
          <text:p text:style-name="P90">Funkcija<text:s/><text:span text:style-name="T91">faktorijel</text:span><text:span text:style-name="T92"><text:note text:note-class="footnote" text:id="_ftn0"><text:note-citation>1</text:note-citation><text:note-body><text:p text:style-name="Footnote"><text:a xlink:href="https://en.wikipedia.org/wiki/Factorial" office:target-frame-name="_top" xlink:show="replace">https://en.wikipedia.org/wiki/Factorial</text:a></text:p></text:note-body></text:note></text:span><text:s/>prima jedan parametar<text:s/><text:span text:style-name="T93">n</text:span>, koji predstavlja prirodan broj. Napisati ovu funkciju tako da koristi samo jedan iskaz.</text:p>
        </text:list-item>
        <text:list-item>
          <text:p text:style-name="P94">Funkcija<text:s/><text:span text:style-name="T95">levi_faktorijel</text:span><text:span text:style-name="T96"><text:note text:note-class="footnote" text:id="_ftn1"><text:note-citation>2</text:note-citation><text:note-body><text:p text:style-name="Footnote"><text:a xlink:href="https://sh.wikipedia.org/wiki/Levi_faktorijel" office:target-frame-name="_top" xlink:show="replace">https://sh.wikipedia.org/wiki/Levi_faktorijel</text:a></text:p></text:note-body></text:note></text:span><text:s/>prima jedan parametar<text:s/><text:span text:style-name="T97">n</text:span>, koji predstavlja prirodan broj. Napisati ovu funkciju tako da sadrži samo jedan iskaz. Potrebno je iskoristiti funkciju<text:s/><text:span text:style-name="T98">faktorijel</text:span><text:s/>iz prethodnog zadatka. Napomena: Nije dozvoljena upotreba funkcije<text:s/><text:span text:style-name="T99">sum</text:span>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ušan Nikolić</dc:creator>
    <meta:creation-date>2020-03-16T20:56:00Z</meta:creation-date>
    <dc:date>2023-10-05T17:45:00Z</dc:date>
    <meta:template xlink:href="Normal" xlink:type="simple"/>
    <meta:editing-cycles>23</meta:editing-cycles>
    <meta:editing-duration>PT12360S</meta:editing-duration>
    <meta:document-statistic meta:page-count="2" meta:paragraph-count="8" meta:word-count="665" meta:character-count="4448" meta:row-count="31" meta:non-whitespace-character-count="3791"/>
  </office:meta>
</office:document-meta>
</file>